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</table:table-row>
        <table:table-row table:style-name="ro1">
          <table:table-cell office:value-type="float" office:value="0.509015971148892" calcext:value-type="float">
            <text:p>0.509015971148892</text:p>
          </table:table-cell>
          <table:table-cell office:value-type="float" office:value="67941.2228199999" calcext:value-type="float">
            <text:p>67941.2228199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7599175682638" calcext:value-type="float">
            <text:p>0.002575991756826</text:p>
          </table:table-cell>
          <table:table-cell office:value-type="float" office:value="301.14664" calcext:value-type="float">
            <text:p>301.146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13343637300361" calcext:value-type="float">
            <text:p>0.011334363730036</text:p>
          </table:table-cell>
          <table:table-cell office:value-type="float" office:value="1335.08314" calcext:value-type="float">
            <text:p>1335.083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9623905203503" calcext:value-type="float">
            <text:p>0.529623905203503</text:p>
          </table:table-cell>
          <table:table-cell office:value-type="float" office:value="67441.9602600001" calcext:value-type="float">
            <text:p>67441.96026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7599175682638" calcext:value-type="float">
            <text:p>0.002575991756826</text:p>
          </table:table-cell>
          <table:table-cell office:value-type="float" office:value="302.5822" calcext:value-type="float">
            <text:p>302.5822</text:p>
          </table:table-cell>
          <table:table-cell office:value-type="float" office:value="0.0942812982998455" calcext:value-type="float">
            <text:p>0.094281298299846</text:p>
          </table:table-cell>
          <table:table-cell office:value-type="float" office:value="11696.05406" calcext:value-type="float">
            <text:p>11696.05406</text:p>
          </table:table-cell>
          <table:table-cell office:value-type="float" office:value="0.0561566202988151" calcext:value-type="float">
            <text:p>0.056156620298815</text:p>
          </table:table-cell>
          <table:table-cell office:value-type="float" office:value="6624.62110000001" calcext:value-type="float">
            <text:p>6624.62110000001</text:p>
          </table:table-cell>
          <table:table-cell office:value-type="float" office:value="0.0020607934054611" calcext:value-type="float">
            <text:p>0.002060793405461</text:p>
          </table:table-cell>
          <table:table-cell office:value-type="float" office:value="241.89854" calcext:value-type="float">
            <text:p>241.89854</text:p>
          </table:table-cell>
          <table:table-cell office:value-type="float" office:value="0.00669757856774858" calcext:value-type="float">
            <text:p>0.006697578567749</text:p>
          </table:table-cell>
          <table:table-cell office:value-type="float" office:value="785.34318" calcext:value-type="float">
            <text:p>785.34318</text:p>
          </table:table-cell>
          <table:table-cell office:value-type="float" office:value="0.00257599175682638" calcext:value-type="float">
            <text:p>0.002575991756826</text:p>
          </table:table-cell>
          <table:table-cell office:value-type="float" office:value="372.25242" calcext:value-type="float">
            <text:p>372.25242</text:p>
          </table:table-cell>
        </table:table-row>
        <table:table-row table:style-name="ro1">
          <table:table-cell office:value-type="float" office:value="0.348274085522926" calcext:value-type="float">
            <text:p>0.348274085522926</text:p>
          </table:table-cell>
          <table:table-cell office:value-type="float" office:value="43183.5651200001" calcext:value-type="float">
            <text:p>43183.56512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57599175682638" calcext:value-type="float">
            <text:p>0.002575991756826</text:p>
          </table:table-cell>
          <table:table-cell office:value-type="float" office:value="304.45224" calcext:value-type="float">
            <text:p>304.45224</text:p>
          </table:table-cell>
          <table:table-cell office:value-type="float" office:value="0.0175167439464194" calcext:value-type="float">
            <text:p>0.017516743946419</text:p>
          </table:table-cell>
          <table:table-cell office:value-type="float" office:value="2060.0936" calcext:value-type="float">
            <text:p>2060.0936</text:p>
          </table:table-cell>
          <table:table-cell office:value-type="float" office:value="0.180834621329212" calcext:value-type="float">
            <text:p>0.180834621329212</text:p>
          </table:table-cell>
          <table:table-cell office:value-type="float" office:value="21370.39504" calcext:value-type="float">
            <text:p>21370.39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28541988665636" calcext:value-type="float">
            <text:p>0.062854198866564</text:p>
          </table:table-cell>
          <table:table-cell office:value-type="float" office:value="7398.14562" calcext:value-type="float">
            <text:p>7398.14562</text:p>
          </table:table-cell>
          <table:table-cell office:value-type="float" office:value="0.00360638845955693" calcext:value-type="float">
            <text:p>0.003606388459557</text:p>
          </table:table-cell>
          <table:table-cell office:value-type="float" office:value="457.17342" calcext:value-type="float">
            <text:p>457.17342</text:p>
          </table:table-cell>
        </table:table-row>
        <table:table-row table:style-name="ro1">
          <table:table-cell office:value-type="float" office:value="0.63472436888202" calcext:value-type="float">
            <text:p>0.63472436888202</text:p>
          </table:table-cell>
          <table:table-cell office:value-type="float" office:value="81704.82316" calcext:value-type="float">
            <text:p>81704.82316</text:p>
          </table:table-cell>
          <table:table-cell office:value-type="float" office:value="0.0123647604327666" calcext:value-type="float">
            <text:p>0.012364760432767</text:p>
          </table:table-cell>
          <table:table-cell office:value-type="float" office:value="1476.4149" calcext:value-type="float">
            <text:p>1476.4149</text:p>
          </table:table-cell>
          <table:table-cell office:value-type="float" office:value="0.0376094796496651" calcext:value-type="float">
            <text:p>0.037609479649665</text:p>
          </table:table-cell>
          <table:table-cell office:value-type="float" office:value="4469.35628" calcext:value-type="float">
            <text:p>4469.35628</text:p>
          </table:table-cell>
          <table:table-cell office:value-type="float" office:value="0.00772797527047913" calcext:value-type="float">
            <text:p>0.007727975270479</text:p>
          </table:table-cell>
          <table:table-cell office:value-type="float" office:value="905.55664" calcext:value-type="float">
            <text:p>905.55664</text:p>
          </table:table-cell>
          <table:table-cell office:value-type="float" office:value="0.428645028335909" calcext:value-type="float">
            <text:p>0.428645028335909</text:p>
          </table:table-cell>
          <table:table-cell office:value-type="float" office:value="51347.5571000002" calcext:value-type="float">
            <text:p>51347.5571000002</text:p>
          </table:table-cell>
          <table:table-cell office:value-type="float" office:value="0.050489438433797" calcext:value-type="float">
            <text:p>0.050489438433797</text:p>
          </table:table-cell>
          <table:table-cell office:value-type="float" office:value="6002.91422" calcext:value-type="float">
            <text:p>6002.91422</text:p>
          </table:table-cell>
          <table:table-cell office:value-type="float" office:value="0.26172076249356" calcext:value-type="float">
            <text:p>0.26172076249356</text:p>
          </table:table-cell>
          <table:table-cell office:value-type="float" office:value="30829.70236" calcext:value-type="float">
            <text:p>30829.70236</text:p>
          </table:table-cell>
          <table:table-cell office:value-type="float" office:value="0.00154559505409583" calcext:value-type="float">
            <text:p>0.001545595054096</text:p>
          </table:table-cell>
          <table:table-cell office:value-type="float" office:value="182.85066" calcext:value-type="float">
            <text:p>182.85066</text:p>
          </table:table-cell>
        </table:table-row>
        <table:table-row table:style-name="ro1">
          <table:table-cell office:value-type="float" office:value="0.663575476558475" calcext:value-type="float">
            <text:p>0.663575476558475</text:p>
          </table:table-cell>
          <table:table-cell office:value-type="float" office:value="82249.0894000001" calcext:value-type="float">
            <text:p>82249.0894000001</text:p>
          </table:table-cell>
          <table:table-cell office:value-type="float" office:value="0.000515198351365276" calcext:value-type="float">
            <text:p>0.000515198351365</text:p>
          </table:table-cell>
          <table:table-cell office:value-type="float" office:value="61.60832" calcext:value-type="float">
            <text:p>61.60832</text:p>
          </table:table-cell>
          <table:table-cell office:value-type="float" office:value="0.0319422977846471" calcext:value-type="float">
            <text:p>0.031942297784647</text:p>
          </table:table-cell>
          <table:table-cell office:value-type="float" office:value="3771.8631" calcext:value-type="float">
            <text:p>3771.8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1643482740855" calcext:value-type="float">
            <text:p>0.411643482740855</text:p>
          </table:table-cell>
          <table:table-cell office:value-type="float" office:value="48993.0428800002" calcext:value-type="float">
            <text:p>48993.0428800002</text:p>
          </table:table-cell>
          <table:table-cell office:value-type="float" office:value="0.166924265842349" calcext:value-type="float">
            <text:p>0.166924265842349</text:p>
          </table:table-cell>
          <table:table-cell office:value-type="float" office:value="19706.4152" calcext:value-type="float">
            <text:p>19706.4152</text:p>
          </table:table-cell>
          <table:table-cell office:value-type="float" office:value="0.231324059763009" calcext:value-type="float">
            <text:p>0.231324059763009</text:p>
          </table:table-cell>
          <table:table-cell office:value-type="float" office:value="27417.81212" calcext:value-type="float">
            <text:p>27417.81212</text:p>
          </table:table-cell>
          <table:table-cell office:value-type="float" office:value="0.0324574961360124" calcext:value-type="float">
            <text:p>0.032457496136012</text:p>
          </table:table-cell>
          <table:table-cell office:value-type="float" office:value="4895.9148" calcext:value-type="float">
            <text:p>4895.9148</text:p>
          </table:table-cell>
        </table:table-row>
        <table:table-row table:style-name="ro1">
          <table:table-cell office:value-type="float" office:value="0.658938691396187" calcext:value-type="float">
            <text:p>0.658938691396187</text:p>
          </table:table-cell>
          <table:table-cell office:value-type="float" office:value="85995.1457799999" calcext:value-type="float">
            <text:p>85995.1457799999</text:p>
          </table:table-cell>
          <table:table-cell office:value-type="float" office:value="0.0133951571354972" calcext:value-type="float">
            <text:p>0.013395157135497</text:p>
          </table:table-cell>
          <table:table-cell office:value-type="float" office:value="1593.84092" calcext:value-type="float">
            <text:p>1593.84092</text:p>
          </table:table-cell>
          <table:table-cell office:value-type="float" office:value="0.0443070582174137" calcext:value-type="float">
            <text:p>0.044307058217414</text:p>
          </table:table-cell>
          <table:table-cell office:value-type="float" office:value="5286.90722" calcext:value-type="float">
            <text:p>5286.90722</text:p>
          </table:table-cell>
          <table:table-cell office:value-type="float" office:value="0.0103039670273055" calcext:value-type="float">
            <text:p>0.010303967027306</text:p>
          </table:table-cell>
          <table:table-cell office:value-type="float" office:value="1222.25804" calcext:value-type="float">
            <text:p>1222.25804</text:p>
          </table:table-cell>
          <table:table-cell office:value-type="float" office:value="0.588356517259145" calcext:value-type="float">
            <text:p>0.588356517259145</text:p>
          </table:table-cell>
          <table:table-cell office:value-type="float" office:value="71466.4301399999" calcext:value-type="float">
            <text:p>71466.4301399999</text:p>
          </table:table-cell>
          <table:table-cell office:value-type="float" office:value="0.0793405461102524" calcext:value-type="float">
            <text:p>0.079340546110253</text:p>
          </table:table-cell>
          <table:table-cell office:value-type="float" office:value="9437.0493" calcext:value-type="float">
            <text:p>9437.0493</text:p>
          </table:table-cell>
          <table:table-cell office:value-type="float" office:value="0.0334878928387429" calcext:value-type="float">
            <text:p>0.033487892838743</text:p>
          </table:table-cell>
          <table:table-cell office:value-type="float" office:value="4041.19988" calcext:value-type="float">
            <text:p>4041.19988</text:p>
          </table:table-cell>
          <table:table-cell office:value-type="float" office:value="0.213807315816589" calcext:value-type="float">
            <text:p>0.213807315816589</text:p>
          </table:table-cell>
          <table:table-cell office:value-type="float" office:value="25290.40822" calcext:value-type="float">
            <text:p>25290.40822</text:p>
          </table:table-cell>
        </table:table-row>
        <table:table-row table:style-name="ro1">
          <table:table-cell office:value-type="float" office:value="0.712004121586811" calcext:value-type="float">
            <text:p>0.712004121586811</text:p>
          </table:table-cell>
          <table:table-cell office:value-type="float" office:value="94528.3230999998" calcext:value-type="float">
            <text:p>94528.3230999998</text:p>
          </table:table-cell>
          <table:table-cell office:value-type="float" office:value="0.0345182895414735" calcext:value-type="float">
            <text:p>0.034518289541474</text:p>
          </table:table-cell>
          <table:table-cell office:value-type="float" office:value="4071.54744" calcext:value-type="float">
            <text:p>4071.54744</text:p>
          </table:table-cell>
          <table:table-cell office:value-type="float" office:value="0.105615662029881" calcext:value-type="float">
            <text:p>0.105615662029881</text:p>
          </table:table-cell>
          <table:table-cell office:value-type="float" office:value="12522.4526" calcext:value-type="float">
            <text:p>12522.4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131375579598" calcext:value-type="float">
            <text:p>0.445131375579598</text:p>
          </table:table-cell>
          <table:table-cell office:value-type="float" office:value="53349.86802" calcext:value-type="float">
            <text:p>53349.86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9103554868624" calcext:value-type="float">
            <text:p>0.139103554868624</text:p>
          </table:table-cell>
          <table:table-cell office:value-type="float" office:value="16479.5343" calcext:value-type="float">
            <text:p>16479.5343</text:p>
          </table:table-cell>
          <table:table-cell office:value-type="float" office:value="0.0170015455950541" calcext:value-type="float">
            <text:p>0.017001545595054</text:p>
          </table:table-cell>
          <table:table-cell office:value-type="float" office:value="2192.85254" calcext:value-type="float">
            <text:p>2192.85254</text:p>
          </table:table-cell>
        </table:table-row>
        <table:table-row table:style-name="ro1">
          <table:table-cell office:value-type="float" office:value="0.697063369397218" calcext:value-type="float">
            <text:p>0.697063369397218</text:p>
          </table:table-cell>
          <table:table-cell office:value-type="float" office:value="92776.9382800002" calcext:value-type="float">
            <text:p>92776.9382800002</text:p>
          </table:table-cell>
          <table:table-cell office:value-type="float" office:value="0.0103039670273055" calcext:value-type="float">
            <text:p>0.010303967027306</text:p>
          </table:table-cell>
          <table:table-cell office:value-type="float" office:value="1230.8383" calcext:value-type="float">
            <text:p>1230.8383</text:p>
          </table:table-cell>
          <table:table-cell office:value-type="float" office:value="0.478619268418341" calcext:value-type="float">
            <text:p>0.478619268418341</text:p>
          </table:table-cell>
          <table:table-cell office:value-type="float" office:value="58421.1889599999" calcext:value-type="float">
            <text:p>58421.1889599999</text:p>
          </table:table-cell>
          <table:table-cell office:value-type="float" office:value="0.014940752189593" calcext:value-type="float">
            <text:p>0.014940752189593</text:p>
          </table:table-cell>
          <table:table-cell office:value-type="float" office:value="1946.46338" calcext:value-type="float">
            <text:p>1946.46338</text:p>
          </table:table-cell>
          <table:table-cell office:value-type="float" office:value="0.534775888717156" calcext:value-type="float">
            <text:p>0.534775888717156</text:p>
          </table:table-cell>
          <table:table-cell office:value-type="float" office:value="64481.32016" calcext:value-type="float">
            <text:p>64481.32016</text:p>
          </table:table-cell>
          <table:table-cell office:value-type="float" office:value="0.102009273570325" calcext:value-type="float">
            <text:p>0.102009273570325</text:p>
          </table:table-cell>
          <table:table-cell office:value-type="float" office:value="12079.96474" calcext:value-type="float">
            <text:p>12079.96474</text:p>
          </table:table-cell>
          <table:table-cell office:value-type="float" office:value="0.0278207109737249" calcext:value-type="float">
            <text:p>0.027820710973725</text:p>
          </table:table-cell>
          <table:table-cell office:value-type="float" office:value="3291.35402" calcext:value-type="float">
            <text:p>3291.35402</text:p>
          </table:table-cell>
          <table:table-cell office:value-type="float" office:value="0.00515198351365276" calcext:value-type="float">
            <text:p>0.005151983513653</text:p>
          </table:table-cell>
          <table:table-cell office:value-type="float" office:value="608.74618" calcext:value-type="float">
            <text:p>608.74618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15"/>
        </table:table-row>
        <table:table-row table:style-name="ro1">
          <table:table-cell table:formula="of:=AVERAGE([.A3:.A10])" office:value-type="float" office:value="0.594152498712004" calcext:value-type="float">
            <text:p>0.594152498712004</text:p>
          </table:table-cell>
          <table:table-cell table:formula="of:=AVERAGE([.B3:.B10])" office:value-type="float" office:value="76977.63349" calcext:value-type="float">
            <text:p>76977.63349</text:p>
          </table:table-cell>
          <table:table-cell table:formula="of:=AVERAGE([.C3:.C10])" office:value-type="float" office:value="0.00888717156105101" calcext:value-type="float">
            <text:p>0.008887171561051</text:p>
          </table:table-cell>
          <table:table-cell table:formula="of:=AVERAGE([.D3:.D10])" office:value-type="float" office:value="1054.281235" calcext:value-type="float">
            <text:p>1054.281235</text:p>
          </table:table-cell>
          <table:table-cell table:formula="of:=AVERAGE([.E3:.E10])" office:value-type="float" office:value="0.0882277176713034" calcext:value-type="float">
            <text:p>0.088227717671304</text:p>
          </table:table-cell>
          <table:table-cell table:formula="of:=AVERAGE([.F3:.F10])" office:value-type="float" office:value="10672.493655" calcext:value-type="float">
            <text:p>10672.493655</text:p>
          </table:table-cell>
          <table:table-cell table:formula="of:=AVERAGE([.G3:.G10])" office:value-type="float" office:value="0.0180963420917053" calcext:value-type="float">
            <text:p>0.018096342091705</text:p>
          </table:table-cell>
          <table:table-cell table:formula="of:=AVERAGE([.H3:.H10])" office:value-type="float" office:value="2228.803215" calcext:value-type="float">
            <text:p>2228.803215</text:p>
          </table:table-cell>
          <table:table-cell table:formula="of:=AVERAGE([.I3:.I10])" office:value-type="float" office:value="0.330692941782586" calcext:value-type="float">
            <text:p>0.330692941782586</text:p>
          </table:table-cell>
          <table:table-cell table:formula="of:=AVERAGE([.J3:.J10])" office:value-type="float" office:value="39704.154305" calcext:value-type="float">
            <text:p>39704.154305</text:p>
          </table:table-cell>
          <table:table-cell table:formula="of:=AVERAGE([.K3:.K10])" office:value-type="float" office:value="0.0515198351365276" calcext:value-type="float">
            <text:p>0.051519835136528</text:p>
          </table:table-cell>
          <table:table-cell table:formula="of:=AVERAGE([.L3:.L10])" office:value-type="float" office:value="6100.4156425" calcext:value-type="float">
            <text:p>6100.4156425</text:p>
          </table:table-cell>
          <table:table-cell table:formula="of:=AVERAGE([.M3:.M10])" office:value-type="float" office:value="0.0953760947964966" calcext:value-type="float">
            <text:p>0.095376094796497</text:p>
          </table:table-cell>
          <table:table-cell table:formula="of:=AVERAGE([.N3:.N10])" office:value-type="float" office:value="11280.386435" calcext:value-type="float">
            <text:p>11280.386435</text:p>
          </table:table-cell>
          <table:table-cell table:formula="of:=AVERAGE([.O3:.O10])" office:value-type="float" office:value="0.0345182895414735" calcext:value-type="float">
            <text:p>0.034518289541474</text:p>
          </table:table-cell>
          <table:table-cell table:formula="of:=AVERAGE([.P3:.P10])" office:value-type="float" office:value="4250.02478" calcext:value-type="float">
            <text:p>4250.02478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number-columns-repeated="15"/>
        </table:table-row>
        <table:table-row table:style-name="ro1">
          <table:table-cell table:formula="of:=MEDIAN([.A3:.A10])" office:value-type="float" office:value="0.646831530139103" calcext:value-type="float">
            <text:p>0.646831530139103</text:p>
          </table:table-cell>
          <table:table-cell table:formula="of:=MEDIAN([.B3:.B10])" office:value-type="float" office:value="81976.95628" calcext:value-type="float">
            <text:p>81976.95628</text:p>
          </table:table-cell>
          <table:table-cell table:formula="of:=MEDIAN([.C3:.C10])" office:value-type="float" office:value="0.00540958268933539" calcext:value-type="float">
            <text:p>0.005409582689335</text:p>
          </table:table-cell>
          <table:table-cell table:formula="of:=MEDIAN([.D3:.D10])" office:value-type="float" office:value="646.22331" calcext:value-type="float">
            <text:p>646.22331</text:p>
          </table:table-cell>
          <table:table-cell table:formula="of:=MEDIAN([.E3:.E10])" office:value-type="float" office:value="0.0347758887171561" calcext:value-type="float">
            <text:p>0.034775888717156</text:p>
          </table:table-cell>
          <table:table-cell table:formula="of:=MEDIAN([.F3:.F10])" office:value-type="float" office:value="4120.60969" calcext:value-type="float">
            <text:p>4120.60969</text:p>
          </table:table-cell>
          <table:table-cell table:formula="of:=MEDIAN([.G3:.G10])" office:value-type="float" office:value="0.00901597114889232" calcext:value-type="float">
            <text:p>0.009015971148892</text:p>
          </table:table-cell>
          <table:table-cell table:formula="of:=MEDIAN([.H3:.H10])" office:value-type="float" office:value="1063.90734" calcext:value-type="float">
            <text:p>1063.90734</text:p>
          </table:table-cell>
          <table:table-cell table:formula="of:=MEDIAN([.I3:.I10])" office:value-type="float" office:value="0.420144255538382" calcext:value-type="float">
            <text:p>0.420144255538382</text:p>
          </table:table-cell>
          <table:table-cell table:formula="of:=MEDIAN([.J3:.J10])" office:value-type="float" office:value="50170.2999900002" calcext:value-type="float">
            <text:p>50170.2999900002</text:p>
          </table:table-cell>
          <table:table-cell table:formula="of:=MEDIAN([.K3:.K10])" office:value-type="float" office:value="0.0309119010819165" calcext:value-type="float">
            <text:p>0.030911901081917</text:p>
          </table:table-cell>
          <table:table-cell table:formula="of:=MEDIAN([.L3:.L10])" office:value-type="float" office:value="3668.99868" calcext:value-type="float">
            <text:p>3668.99868</text:p>
          </table:table-cell>
          <table:table-cell table:formula="of:=MEDIAN([.M3:.M10])" office:value-type="float" office:value="0.0481710458526533" calcext:value-type="float">
            <text:p>0.048171045852653</text:p>
          </table:table-cell>
          <table:table-cell table:formula="of:=MEDIAN([.N3:.N10])" office:value-type="float" office:value="5719.67275" calcext:value-type="float">
            <text:p>5719.67275</text:p>
          </table:table-cell>
          <table:table-cell table:formula="of:=MEDIAN([.O3:.O10])" office:value-type="float" office:value="0.00437918598660484" calcext:value-type="float">
            <text:p>0.004379185986605</text:p>
          </table:table-cell>
          <table:table-cell table:formula="of:=MEDIAN([.P3:.P10])" office:value-type="float" office:value="532.9598" calcext:value-type="float">
            <text:p>532.95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02:09:02.9563770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9T22:04:50.779831008</meta:creation-date>
    <dc:date>2021-01-20T02:12:14.795403073</dc:date>
    <meta:editing-duration>PT25M54S</meta:editing-duration>
    <meta:editing-cycles>5</meta:editing-cycles>
    <meta:generator>LibreOffice/6.1.5.2$Linux_X86_64 LibreOffice_project/10$Build-2</meta:generator>
    <meta:document-statistic meta:table-count="1" meta:cell-count="186" meta:object-count="0"/>
  </office:meta>
</office:document-meta>
</file>